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<text:s/><text:span text:style-name="T1">START </text:span></text:p>
      <text:p text:style-name="P1"># </text:p>
      <text:p text:style-name="P1"># <text:s/><text:span text:style-name="T1">MODELS:</text:span> &lt;total models, M&gt;</text:p>
      <text:p text:style-name="P1">#<text:tab/>&lt;model_label&gt; &lt;n_statevars&gt; statevar00_label ... &lt;n_params&gt; param00_label ...</text:p>
      <text:p text:style-name="P1">#<text:tab/>... (repeat for all M models) ... </text:p>
      <text:p text:style-name="P1">#</text:p>
      <text:p text:style-name="P1"># <text:s/><text:span text:style-name="T1">POPULATIONS:</text:span> &lt;total populations, P&gt; </text:p>
      <text:p text:style-name="P1"># <text:s/><text:tab/>label [char*10]:<text:tab/>&lt;label pop 00&gt;<text:tab/><text:tab/>...<text:tab/>&lt;label pop P-1&gt;</text:p>
      <text:p text:style-name="P1"># <text:s/><text:tab/>size [#]:<text:tab/><text:tab/>&lt;size pop 00&gt;<text:tab/><text:tab/>...<text:tab/>&lt;size pop P-1&gt;</text:p>
      <text:p text:style-name="P1"># <text:s/><text:tab/>fdomains [#]:<text:tab/><text:tab/>&lt;n. fdms pop 00&gt;<text:tab/>...<text:tab/>&lt;n. fdms pop P-1&gt;</text:p>
      <text:p text:style-name="P1"># </text:p>
      <text:p text:style-name="P1"># <text:s/><text:span text:style-name="T1">FDOMAINS:</text:span> </text:p>
      <text:p text:style-name="P1"># <text:s/><text:tab/>Pop00: [ &lt;fdm_id&gt; &lt;fdm_label&gt; &lt;parent_fdm_id&gt; &lt;(x,y,z,r)&gt; &lt;model_label&gt; ] ...(repeat for all fdomains)</text:p>
      <text:p text:style-name="P1"># <text:s/><text:tab/>...(repeat for all populations) </text:p>
      <text:p text:style-name="P1">#</text:p>
      <text:p text:style-name="P1"># <text:s/><text:span text:style-name="T1">HOMOGENEOUS SYNAPSES:</text:span> &lt;YES or NO&gt;</text:p>
      <text:p text:style-name="P1">#</text:p>
      <text:p text:style-name="P1"># <text:s/><text:span text:style-name="T1">CONNECTION PAIRS:</text:span> &lt;total connection pairs, C&gt; </text:p>
      <text:p text:style-name="P1">#<text:tab/>PAIR: <text:tab/>&lt;conn pair 00&gt; [pre_pop_label, post_pop_label] post_fdm_label [pre_pop_id, post_pop_id] post_fdm_id</text:p>
      <text:p text:style-name="P1"># <text:s/><text:tab/><text:tab/>&lt;synaptic model&gt; {(if HOMOSYN=yes:) &lt;par00_val&gt; ... <text:s/>}</text:p>
      <text:p text:style-name="P1"># <text:s/><text:tab/><text:tab/>&lt;plasticity model&gt; {(if HOMOSYN=yes:) &lt;par00_val&gt; ... }</text:p>
      <text:p text:style-name="P1"># <text:s/><text:tab/>...(repeat for all pairs) </text:p>
      <text:p text:style-name="P1"># </text:p>
      <text:p text:style-name="P1"># <text:s/><text:span text:style-name="T1">NEURONS:</text:span> &lt;total number of neurons in the network&gt;</text:p>
      <text:p text:style-name="P1"># <text:s/><text:span text:style-name="T1">SYNAPSES:</text:span> &lt;total number of synapses in the network&gt;</text:p>
      <text:p text:style-name="P1"># </text:p>
      <text:p text:style-name="P1"># <text:s/>NEURON &lt;id&gt;</text:p>
      <text:p text:style-name="P1"># <text:s/><text:tab/>( &lt;x_pos [um]&gt;, &lt;y_pos [um]&gt;, &lt;z_pos [um]&gt; ) </text:p>
      <text:p text:style-name="P1"># <text:s/><text:tab/>&lt;Ra [Mohm]&gt; &lt;fdm00 V [mV]&gt; &lt;statevar00_val&gt; ... &lt;par00_val&gt; ...</text:p>
      <text:p text:style-name="P1"># <text:s/><text:tab/>...repeat for all fdomains </text:p>
      <text:p text:style-name="P1"># <text:s/><text:tab/>SPIKES: &lt;number of recently fired spikes (up to 50)&gt; &lt;time [ms, negative, oldest]&gt; ... &lt;time [ms, negative, most recent]&gt; </text:p>
      <text:p text:style-name="P1"># <text:s/><text:tab/>SYNAPSES: &lt;total synapses in NEURON&gt; </text:p>
      <text:p text:style-name="P1"># <text:s/><text:tab/><text:tab/>@ &lt;target NEURON nrn_id&gt; &lt;weight&gt; &lt;total delay (axonic+synaptic) [ms]&gt; </text:p>
      <text:p text:style-name="P1"># <text:s/><text:tab/><text:tab/><text:tab/>&lt;total spikes in cue&gt; &lt;active synapse {0,1}&gt; &lt;time since last synaptic release [ms, positive]&gt;<text:tab/><text:tab/></text:p>
      <text:p text:style-name="P1"># <text:s/><text:tab/><text:tab/><text:tab/>&lt;synaptic model&gt; &lt;statevar00_val&gt; ... {(if HOMOSYN=no:) &lt;par00_val&gt; ... }</text:p>
      <text:p text:style-name="P1"># <text:s/><text:tab/><text:tab/><text:tab/>&lt;plasticity model &gt; &lt;statevar00_val&gt; ... {(if HOMOSYN=no:) &lt;par00_val&gt; ... }</text:p>
      <text:p text:style-name="P1"># </text:p>
      <text:p text:style-name="P1"># <text:s text:c="4"/><text:tab/><text:tab/>... (repeat for all synapses in this neuron) ... </text:p>
      <text:p text:style-name="P1"># </text:p>
      <text:p text:style-name="P1"># <text:s/>... (repeat for all neurons) ... </text:p>
      <text:p text:style-name="P1"># </text:p>
      <text:p text:style-name="P1"># <text:s/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o Aguiar</meta:initial-creator>
    <meta:creation-date>2010-08-10T15:20:09</meta:creation-date>
    <dc:date>2011-05-01T09:59:16</dc:date>
    <dc:creator>Paulo Aguiar</dc:creator>
    <meta:editing-duration>P1DT13H13M50S</meta:editing-duration>
    <meta:editing-cycles>29</meta:editing-cycles>
    <meta:generator>LibreOffice/3.3$Linux LibreOffice_project/330m19$Build-202</meta:generator>
    <meta:printed-by>Paulo Aguiar</meta:printed-by>
    <meta:print-date>2010-10-07T21:36:42</meta:print-date>
    <meta:document-statistic meta:table-count="0" meta:image-count="0" meta:object-count="0" meta:page-count="1" meta:paragraph-count="42" meta:word-count="271" meta:character-count="1738"/>
  </office:meta>
</office:document-meta>
</file>